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a8bb0" officeooo:paragraph-rsid="001a8bb0"/>
    </style:style>
    <style:style style:name="T1" style:family="text">
      <style:text-properties officeooo:rsid="001ab9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Class: </text:p>
      <text:p text:style-name="P1">I have observed the class Dimenesions.java has just only getters and setters method. This is mentioned in the lecture code smells part 1 2.3.7 Code smells. The data is being modified is Add/Edititemactivity class, this setter can be better placed in that classes rather than having a seperate class. </text:p>
      <text:p text:style-name="P1"/>
      <text:p text:style-name="P1">Duplicated Code: </text:p>
      <text:p text:style-name="P1">Mentioned in the lecture code smelles part 2.3.7 <text:s/>lecture. The problem here both Add item activity and edit item activity have common classes like onCreate and saveContact , where edit has an additiional one, <text:span text:style-name="T1">the solution would be use having only class one class with those method combined and have an extract method and place calls for the new methods in both place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7:00:55.750722196</meta:creation-date>
    <dc:date>2018-09-01T17:14:28.851396604</dc:date>
    <meta:editing-duration>PT2M42S</meta:editing-duration>
    <meta:editing-cycles>1</meta:editing-cycles>
    <meta:generator>LibreOffice/6.0.5.2$Linux_X86_64 LibreOffice_project/00m0$Build-2</meta:generator>
    <meta:document-statistic meta:table-count="0" meta:image-count="0" meta:object-count="0" meta:page-count="1" meta:paragraph-count="4" meta:word-count="116" meta:character-count="698" meta:non-whitespace-character-count="581"/>
  </office:meta>
</office:document-meta>
</file>